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Wingdings" svg:font-family="Wingdings" style:font-charset="x-symbol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5625in" fo:margin-left="0in" fo:margin-top="0in" fo:margin-bottom="0in" table:align="left" style:writing-mode="lr-tb"/>
    </style:style>
    <style:style style:name="Table1.A" style:family="table-column">
      <style:table-column-properties style:column-width="3.3674in"/>
    </style:style>
    <style:style style:name="Table1.B" style:family="table-column">
      <style:table-column-properties style:column-width="3.1951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FreeSerif"/>
    </style:style>
    <style:style style:name="P2" style:family="paragraph" style:parent-style-name="Standard">
      <style:paragraph-properties fo:margin-right="-0.0626in">
        <style:tab-stops>
          <style:tab-stop style:position="6.5in" style:type="right"/>
        </style:tab-stops>
      </style:paragraph-properties>
      <style:text-properties style:font-name="FreeSerif"/>
    </style:style>
    <style:style style:name="P3" style:family="paragraph" style:parent-style-name="Standard">
      <style:paragraph-properties fo:margin-right="-0.0209in" fo:margin-top="0in" fo:margin-bottom="0in" style:contextual-spacing="false" fo:text-align="end" style:justify-single-word="false" fo:orphans="2" fo:widows="2"/>
      <style:text-properties style:font-name="FreeSerif"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FreeSerif" fo:font-size="12pt" fo:language="en" fo:country="US" fo:font-weight="bold" style:letter-kerning="false" style:font-name-asian="Times New Roman1" style:font-size-asian="12pt" style:language-asian="ja" style:country-asian="JP" style:font-weight-asian="bold" style:font-name-complex="Times New Roman1" style:font-size-complex="12pt" style:language-complex="ar" style:country-complex="SA" style:font-weight-complex="bold"/>
    </style:style>
    <style:style style:name="P5" style:family="paragraph" style:parent-style-name="Standard">
      <style:paragraph-properties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6" style:family="paragraph" style:parent-style-name="Standard">
      <style:paragraph-properties fo:margin-right="-0.0209in" fo:margin-top="0in" fo:margin-bottom="0in" style:contextual-spacing="false" fo:text-align="end" style:justify-single-word="false" fo:orphans="2" fo:widows="2"/>
      <style:text-properties fo:color="#000000" loext:opacity="100%" style:font-name="FreeSerif" fo:font-size="9pt" fo:language="en" fo:country="US" fo:font-weight="normal" style:letter-kerning="false" style:font-name-asian="Times New Roman1" style:font-size-asian="9pt" style:language-asian="ja" style:country-asian="JP" style:font-weight-asian="normal" style:font-name-complex="Times New Roman1" style:font-size-complex="9pt" style:language-complex="ar" style:country-complex="SA" style:font-weight-complex="normal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0000" loext:opacity="100%" style:font-name="FreeSerif" fo:font-size="9pt" fo:font-weight="bold" style:letter-kerning="false" style:font-name-asian="Times New Roman1" style:font-size-asian="9pt" style:font-weight-asian="bold" style:font-name-complex="Times New Roman1" style:font-size-complex="9pt" style:font-weight-complex="bold"/>
    </style:style>
    <style:style style:name="P8" style:family="paragraph" style:parent-style-name="Standard">
      <style:paragraph-properties fo:margin-left="-0.0693in" fo:margin-top="0in" fo:margin-bottom="0in" style:contextual-spacing="false" fo:text-align="start" style:justify-single-word="false" fo:orphans="2" fo:widows="2"/>
      <style:text-properties fo:color="#000000" loext:opacity="100%" style:font-name="FreeSerif" fo:font-size="18pt" fo:language="en" fo:country="US" fo:font-weight="bold" style:letter-kerning="false" style:font-name-asian="Times New Roman1" style:font-size-asian="18pt" style:language-asian="ja" style:country-asian="JP" style:font-weight-asian="bold" style:font-name-complex="Times New Roman1" style:font-size-complex="18pt" style:language-complex="ar" style:country-complex="SA" style:font-weight-complex="bold"/>
    </style:style>
    <style:style style:name="P9" style:family="paragraph" style:parent-style-name="List_20_Paragraph" style:list-style-name="WWNum37">
      <style:paragraph-properties fo:line-height="100%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0" style:family="paragraph" style:parent-style-name="List_20_Paragraph" style:list-style-name="WWNum31">
      <style:paragraph-properties fo:line-height="100%" style:vertical-align="baseline">
        <style:tab-stops>
          <style:tab-stop style:position="6.5in" style:type="right"/>
        </style:tab-stops>
      </style:paragraph-properties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1" style:family="paragraph" style:parent-style-name="List_20_Paragraph" style:list-style-name="WWNum22">
      <style:paragraph-properties fo:line-height="100%" style:vertical-align="baseline">
        <style:tab-stops>
          <style:tab-stop style:position="6.5in" style:type="right"/>
        </style:tab-stops>
      </style:paragraph-properties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2" style:family="paragraph" style:parent-style-name="List_20_Paragraph" style:list-style-name="WWNum25">
      <style:paragraph-properties fo:line-height="100%"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3" style:family="paragraph" style:parent-style-name="List_20_Paragraph" style:list-style-name="WWNum22">
      <style:paragraph-properties fo:line-height="100%" style:vertical-align="baseline"/>
      <style:text-properties style:font-name="FreeSerif"/>
    </style:style>
    <style:style style:name="P14" style:family="paragraph" style:parent-style-name="Standard" style:list-style-name="WWNum16">
      <style:paragraph-properties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5" style:family="paragraph" style:parent-style-name="Standard" style:list-style-name="WWNum23">
      <style:paragraph-properties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6" style:family="paragraph" style:parent-style-name="Standard" style:list-style-name="WWNum31">
      <style:paragraph-properties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7" style:family="paragraph" style:parent-style-name="Standard" style:list-style-name="WWNum16">
      <style:paragraph-properties fo:line-height="100%"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8" style:family="paragraph" style:parent-style-name="Standard" style:list-style-name="WWNum22">
      <style:paragraph-properties fo:line-height="100%" style:vertical-align="baseline"/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P19" style:family="paragraph" style:parent-style-name="Standard">
      <style:paragraph-properties fo:line-height="100%" style:vertical-align="baseline"/>
      <style:text-properties fo:color="#000000" loext:opacity="100%" style:font-name="FreeSerif" fo:font-size="9pt" fo:font-style="italic" style:letter-kerning="false" style:font-name-asian="Times New Roman1" style:font-size-asian="9pt" style:font-style-asian="italic" style:font-name-complex="Times New Roman1" style:font-size-complex="9pt" style:font-style-complex="italic"/>
    </style:style>
    <style:style style:name="P20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fo:color="#000000" loext:opacity="100%" style:font-name="FreeSerif" fo:font-size="9pt" fo:font-weight="bold" style:letter-kerning="false" style:font-name-asian="Times New Roman1" style:font-size-asian="9pt" style:font-weight-asian="bold" style:font-name-complex="Times New Roman1" style:font-size-complex="9pt" style:font-weight-complex="bold"/>
    </style:style>
    <style:style style:name="P21" style:family="paragraph" style:parent-style-name="Standard" style:list-style-name="L1">
      <style:paragraph-properties fo:line-height="100%" style:vertical-align="baseline">
        <style:tab-stops>
          <style:tab-stop style:position="6.5in" style:type="right"/>
        </style:tab-stops>
      </style:paragraph-properties>
      <style:text-properties style:font-name="FreeSerif" officeooo:rsid="0002589f" officeooo:paragraph-rsid="0002589f"/>
    </style:style>
    <style:style style:name="P22" style:family="paragraph" style:parent-style-name="Standard" style:list-style-name="L1">
      <style:paragraph-properties fo:line-height="100%" style:vertical-align="baseline">
        <style:tab-stops>
          <style:tab-stop style:position="6.5in" style:type="right"/>
        </style:tab-stops>
      </style:paragraph-properties>
      <style:text-properties style:font-name="FreeSerif" officeooo:rsid="0004108c" officeooo:paragraph-rsid="0004108c"/>
    </style:style>
    <style:style style:name="P23" style:family="paragraph" style:parent-style-name="Standard">
      <style:paragraph-properties fo:line-height="100%">
        <style:tab-stops>
          <style:tab-stop style:position="6.5in" style:type="right"/>
        </style:tab-stops>
      </style:paragraph-properties>
      <style:text-properties style:font-name="FreeSerif"/>
    </style:style>
    <style:style style:name="P24" style:family="paragraph" style:parent-style-name="Standard">
      <style:paragraph-properties fo:line-height="100%" style:vertical-align="baseline">
        <style:tab-stops>
          <style:tab-stop style:position="6.5in" style:type="right"/>
        </style:tab-stops>
      </style:paragraph-properties>
      <style:text-properties style:font-name="FreeSerif"/>
    </style:style>
    <style:style style:name="P25" style:family="paragraph" style:parent-style-name="Standard">
      <style:paragraph-properties fo:line-height="100%" style:vertical-align="baseline">
        <style:tab-stops>
          <style:tab-stop style:position="6.5in" style:type="right"/>
        </style:tab-stops>
      </style:paragraph-properties>
      <style:text-properties style:font-name="FreeSerif" officeooo:paragraph-rsid="0002589f"/>
    </style:style>
    <style:style style:name="P26" style:family="paragraph" style:parent-style-name="Standard">
      <style:paragraph-properties fo:line-height="100%" style:vertical-align="baseline"/>
      <style:text-properties style:font-name="FreeSerif" officeooo:paragraph-rsid="0004108c"/>
    </style:style>
    <style:style style:name="P27" style:family="paragraph" style:parent-style-name="Standard">
      <style:paragraph-properties fo:line-height="100%" style:vertical-align="baseline"/>
      <style:text-properties style:font-name="FreeSerif"/>
    </style:style>
    <style:style style:name="P28" style:family="paragraph" style:parent-style-name="Standard">
      <style:paragraph-properties fo:line-height="100%" fo:text-align="end" style:justify-single-word="false" style:vertical-align="baseline">
        <style:tab-stops>
          <style:tab-stop style:position="6.5in" style:type="right"/>
        </style:tab-stops>
      </style:paragraph-properties>
      <style:text-properties style:font-name="FreeSerif"/>
    </style:style>
    <style:style style:name="P29" style:family="paragraph" style:parent-style-name="Standard" style:list-style-name="WWNum22">
      <style:paragraph-properties fo:line-height="100%" style:vertical-align="baseline"/>
      <style:text-properties style:font-name="FreeSerif"/>
    </style:style>
    <style:style style:name="P30" style:family="paragraph" style:parent-style-name="Standard" style:list-style-name="WWNum22">
      <style:paragraph-properties fo:line-height="100%" style:vertical-align="baseline">
        <style:tab-stops>
          <style:tab-stop style:position="1.5in"/>
        </style:tab-stops>
      </style:paragraph-properties>
      <style:text-properties style:font-name="FreeSerif"/>
    </style:style>
    <style:style style:name="P31" style:family="paragraph" style:parent-style-name="Standard" style:list-style-name="L2">
      <style:paragraph-properties fo:line-height="100%" style:writing-mode="lr-tb">
        <style:tab-stops>
          <style:tab-stop style:position="6.5in" style:type="right"/>
        </style:tab-stops>
      </style:paragraph-properties>
      <style:text-properties officeooo:rsid="0004108c" officeooo:paragraph-rsid="0004108c"/>
    </style:style>
    <style:style style:name="P32" style:family="paragraph" style:parent-style-name="Standard">
      <style:paragraph-properties fo:line-height="100%" style:writing-mode="lr-tb">
        <style:tab-stops>
          <style:tab-stop style:position="6.5in" style:type="right"/>
        </style:tab-stops>
      </style:paragraph-properties>
      <style:text-properties officeooo:paragraph-rsid="0004108c"/>
    </style:style>
    <style:style style:name="T1" style:family="text">
      <style:text-properties fo:color="#000000" loext:opacity="100%" style:text-position="super 58%" fo:font-size="9pt" style:letter-kerning="false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text-position="super 58%" fo:font-size="9pt" fo:font-weight="normal" officeooo:rsid="0004108c" style:letter-kerning="false" style:font-name-asian="Times New Roman1" style:font-size-asian="9pt" style:font-weight-asian="normal" style:font-name-complex="Times New Roman1" style:font-size-complex="9pt" style:font-weight-complex="normal"/>
    </style:style>
    <style:style style:name="T3" style:family="text">
      <style:text-properties fo:color="#000000" loext:opacity="100%" fo:font-size="13pt" style:letter-kerning="false" style:font-name-asian="Times New Roman1" style:font-size-asian="13pt" style:font-name-complex="Times New Roman1" style:font-size-complex="13pt"/>
    </style:style>
    <style:style style:name="T4" style:family="text">
      <style:text-properties fo:color="#000000" loext:opacity="100%" fo:font-size="9pt" fo:font-weight="normal" style:letter-kerning="false" style:font-name-asian="Times New Roman1" style:font-size-asian="9pt" style:font-weight-asian="normal" style:font-name-complex="Times New Roman1" style:font-size-complex="9pt" style:font-weight-complex="normal"/>
    </style:style>
    <style:style style:name="T5" style:family="text">
      <style:text-properties fo:color="#000000" loext:opacity="100%" fo:font-size="9pt" fo:font-weight="normal" officeooo:rsid="0002589f" style:letter-kerning="false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loext:opacity="100%" fo:font-size="9pt" fo:font-weight="normal" officeooo:rsid="0004108c" style:letter-kerning="false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fo:font-size="9pt" fo:font-weight="bold" style:letter-kerning="false" style:font-name-asian="Times New Roman1" style:font-size-asian="9pt" style:font-weight-asian="bold" style:font-name-complex="Times New Roman1" style:font-size-complex="9pt" style:font-weight-complex="bold"/>
    </style:style>
    <style:style style:name="T8" style:family="text">
      <style:text-properties fo:color="#000000" loext:opacity="100%" fo:font-size="9pt" fo:font-style="italic" fo:font-weight="bold" style:letter-kerning="false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T9" style:family="text">
      <style:text-properties fo:color="#000000" loext:opacity="100%" fo:font-size="9pt" fo:font-style="italic" fo:font-weight="bold" officeooo:rsid="0002589f" style:letter-kerning="false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T10" style:family="text">
      <style:text-properties fo:color="#000000" loext:opacity="100%" fo:font-size="9pt" fo:font-style="italic" style:letter-kerning="false" style:font-name-asian="Times New Roman1" style:font-size-asian="9pt" style:font-style-asian="italic" style:font-name-complex="Times New Roman1" style:font-size-complex="9pt" style:font-style-complex="italic"/>
    </style:style>
    <style:style style:name="T11" style:family="text">
      <style:text-properties fo:color="#000000" loext:opacity="100%" fo:font-size="9pt" style:letter-kerning="false" style:font-name-asian="Times New Roman1" style:font-size-asian="9pt" style:font-name-complex="Times New Roman1" style:font-size-complex="9pt"/>
    </style:style>
    <style:style style:name="T12" style:family="text">
      <style:text-properties fo:color="#000000" loext:opacity="100%" fo:font-size="9pt" officeooo:rsid="0002589f" style:letter-kerning="false" style:font-name-asian="Times New Roman1" style:font-size-asian="9pt" style:font-name-complex="Times New Roman1" style:font-size-complex="9pt"/>
    </style:style>
    <style:style style:name="T13" style:family="text">
      <style:text-properties fo:color="#000000" loext:opacity="100%" fo:font-size="9pt" officeooo:rsid="0004108c" style:letter-kerning="false" style:font-name-asian="Times New Roman1" style:font-size-asian="9pt" style:font-name-complex="Times New Roman1" style:font-size-complex="9pt"/>
    </style:style>
    <style:style style:name="T14" style:family="text">
      <style:text-properties fo:color="#000000" loext:opacity="100%" fo:font-size="9pt" style:font-size-asian="9pt" style:font-size-complex="9pt"/>
    </style:style>
    <style:style style:name="T15" style:family="text">
      <style:text-properties fo:color="#000000" loext:opacity="100%" fo:font-size="10pt" style:letter-kerning="false" style:font-name-asian="Times New Roman1" style:font-size-asian="10pt" style:font-name-complex="Times New Roman1" style:font-size-complex="10pt"/>
    </style:style>
    <style:style style:name="T16" style:family="text">
      <style:text-properties fo:color="#000000" loext:opacity="100%" style:font-name="FreeSerif" fo:font-size="9pt" style:letter-kerning="false" style:font-name-asian="Times New Roman1" style:font-size-asian="9pt" style:font-name-complex="Times New Roman1" style:font-size-complex="9pt"/>
    </style:style>
    <style:style style:name="T17" style:family="text">
      <style:text-properties fo:color="#000000" loext:opacity="100%" style:font-name="FreeSerif" fo:font-size="9pt" officeooo:rsid="0002589f" style:letter-kerning="false" style:font-name-asian="Times New Roman1" style:font-size-asian="9pt" style:font-name-complex="Times New Roman1" style:font-size-complex="9pt"/>
    </style:style>
    <style:style style:name="T18" style:family="text">
      <style:text-properties fo:color="#000000" loext:opacity="100%" style:font-name="FreeSerif" fo:font-size="9pt" officeooo:rsid="0004108c" style:letter-kerning="false" style:font-name-asian="Times New Roman1" style:font-size-asian="9pt" style:font-name-complex="Times New Roman1" style:font-size-complex="9pt"/>
    </style:style>
    <style:style style:name="T19" style:family="text">
      <style:text-properties fo:color="#000000" loext:opacity="100%" style:font-name="FreeSerif" fo:font-size="9pt" fo:font-style="italic" fo:font-weight="bold" style:letter-kerning="false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T20" style:family="text">
      <style:text-properties fo:color="#000000" loext:opacity="100%" style:font-name="FreeSerif" fo:font-size="9pt" fo:font-style="italic" style:letter-kerning="false" style:font-name-asian="Times New Roman1" style:font-size-asian="9pt" style:font-style-asian="italic" style:font-name-complex="Times New Roman1" style:font-size-complex="9pt" style:font-style-complex="italic"/>
    </style:style>
    <style:style style:name="T21" style:family="text">
      <style:text-properties officeooo:rsid="000410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icholas W. Breitling</text:p>
          </table:table-cell>
          <table:table-cell table:style-name="Table1.A1" office:value-type="string">
            <text:p text:style-name="P3"><text:span text:style-name="T3"><text:s/></text:span><text:span text:style-name="T4">breitnw@u.northwestern.edu | +1 (952) 905-4220</text:span></text:p>
            <text:p text:style-name="P6">744 Applewood Cir., Victoria, MN 55386</text:p>
            <text:p text:style-name="P6"><text:bookmark-start text:name="OLE_LINK29"/>linkedin.com/in/nick-breitling/<text:bookmark-end text:name="OLE_LINK29"/></text:p>
            <text:p text:style-name="P4"/>
          </table:table-cell>
        </table:table-row>
      </table:table>
      <text:p text:style-name="P7">EDUCATION</text:p>
      <text:p text:style-name="P32"><text:span text:style-name="T19">Northwestern University, </text:span><text:span text:style-name="T20">Evanston, IL</text:span><text:span text:style-name="T16"> </text:span><text:span text:style-name="T20"><text:s/></text:span><text:span text:style-name="T16">› <text:s/>GPA: </text:span><text:span text:style-name="T17">4.0</text:span><text:span text:style-name="T16">/4.0<text:tab/></text:span><text:span text:style-name="T18">Sept. 2024 – Present</text:span></text:p>
      <text:list text:style-name="L2">
        <text:list-item>
          <text:p text:style-name="P31"><text:span text:style-name="T18">R</text:span><text:span text:style-name="T16">elevant coursework: Programming Languages, Data Structures and Algorithms, Computer Systems</text:span></text:p>
        </text:list-item>
      </text:list>
      <text:p text:style-name="P23"><text:span text:style-name="T8">Northeastern University, </text:span><text:span text:style-name="T10">Boston, MA</text:span><text:bookmark-start text:name="OLE_LINK16"/><text:bookmark-start text:name="OLE_LINK15"/><text:span text:style-name="T10"> <text:s/></text:span><text:span text:style-name="T11">› <text:s/></text:span><text:bookmark-end text:name="OLE_LINK16"/><text:bookmark-end text:name="OLE_LINK15"/><text:span text:style-name="T11">GPA: 4.0/4.0</text:span><text:span text:style-name="T8"> <text:tab/></text:span><text:span text:style-name="T11"> Sept. 2023 </text:span><text:bookmark-start text:name="OLE_LINK14"/><text:bookmark-start text:name="OLE_LINK9"/><text:bookmark-start text:name="OLE_LINK8"/><text:bookmark-start text:name="OLE_LINK1"/><text:span text:style-name="T11">–</text:span><text:bookmark-end text:name="OLE_LINK14"/><text:bookmark-end text:name="OLE_LINK9"/><text:bookmark-end text:name="OLE_LINK8"/><text:bookmark-end text:name="OLE_LINK1"/><text:span text:style-name="T11"> Apr. 2024</text:span></text:p>
      <text:list text:style-name="WWNum37">
        <text:list-item>
          <text:p text:style-name="P9">Relevant coursework: Accel. Fundamentals of Computer Science 1 <text:span text:style-name="T21">and 2</text:span>, Accel. Discrete Structures, Intensive Math Reasoning, <text:span text:style-name="T21">Logic &amp; Computation</text:span></text:p>
        </text:list-item>
      </text:list>
      <text:p text:style-name="P23"><text:span text:style-name="T8">Minnetonka High School, </text:span><text:span text:style-name="T10">Minnetonka, MN <text:s/></text:span><text:span text:style-name="T11">› <text:s/>GPA: 4.615 (W), 4.0 (UW); ACT: 36</text:span><text:span text:style-name="T8"><text:tab/></text:span><text:span text:style-name="T11">Sept. 2019 –</text:span><text:span text:style-name="T7"> </text:span><text:span text:style-name="T11"> June 2023</text:span></text:p>
      <text:list text:style-name="WWNum16">
        <text:list-item>
          <text:p text:style-name="P17">Relevant coursework: AP CS A, AP CS Principles, Calculus 1-4, Linear Algebra</text:p>
        </text:list-item>
        <text:list-item>
          <text:p text:style-name="P14">National Merit Scholarship Award, Dartmouth Alumni Club Book Award, AP Scholar with Distinction, Summa Cum Laude, Academic Letter (9, 10, 11, 12)</text:p>
        </text:list-item>
      </text:list>
      <text:p text:style-name="P5"/>
      <text:p text:style-name="P7"><text:bookmark-start text:name="OLE_LINK6"/><text:bookmark-start text:name="OLE_LINK7"/>EMPLOYMENT &amp; INTERNSHIP<text:bookmark-end text:name="OLE_LINK6"/><text:bookmark-end text:name="OLE_LINK7"/></text:p>
      <text:p text:style-name="P1"><text:span text:style-name="T8">Humanity Alliance, </text:span><text:span text:style-name="T10">Victoria, MN</text:span><text:bookmark-start text:name="OLE_LINK11"/><text:bookmark-start text:name="OLE_LINK10"/><text:span text:style-name="T10"> <text:s/></text:span><text:span text:style-name="T11">› <text:s/>Project Lead</text:span><text:span text:style-name="T8"> </text:span><text:bookmark-end text:name="OLE_LINK11"/><text:bookmark-end text:name="OLE_LINK10"/><text:span text:style-name="T8"><text:tab/></text:span><text:span text:style-name="T11">May 2021 – May 2023</text:span></text:p>
      <text:list text:style-name="WWNum23">
        <text:list-item>
          <text:p text:style-name="P15">Service internship with the Humanity Alliance, non-profit delivering 9,000 meals/wk to food-insecure families</text:p>
        </text:list-item>
        <text:list-item>
          <text:p text:style-name="P15">Developed and programmed a full-stack, user-friendly dashboard to streamline integration of meal requests and delivery data with an interactive map, greatly reducing manual entry time by automating route calculation and assignment</text:p>
        </text:list-item>
        <text:list-item>
          <text:p text:style-name="P15">Maintained communication with organization leadership to address needs for administration, user permissions and security </text:p>
        </text:list-item>
      </text:list>
      <text:p text:style-name="P2"><text:span text:style-name="T8">CodeNinjas Chanhassen, </text:span><text:span text:style-name="T10">Chanhassen, MN <text:s/></text:span><text:span text:style-name="T11">› <text:s/>Camp Counselor (“Sensei”)</text:span><text:span text:style-name="T8"><text:tab/></text:span><text:span text:style-name="T11">Summer 2021, 2022, 2023</text:span></text:p>
      <text:list text:style-name="WWNum31">
        <text:list-item>
          <text:p text:style-name="P16">Lead counselor for weekly camps throughout summer. Provided one-on-one and presentational instruction to guide campers through curriculum and difficult concepts related to programming and application development</text:p>
        </text:list-item>
        <text:list-item>
          <text:p text:style-name="P16">Planned and implemented supplemental lessons in Lua and Scratch programming, 3D modeling, music distribution, and more, fostering an engaging environment for advanced campers</text:p>
        </text:list-item>
      </text:list>
      <text:p text:style-name="P5"/>
      <text:p text:style-name="P7"><text:bookmark-start text:name="OLE_LINK12"/><text:bookmark-start text:name="OLE_LINK13"/>ACADEMIC RESEARCH &amp; PROJECTS<text:bookmark-end text:name="OLE_LINK12"/><text:bookmark-end text:name="OLE_LINK13"/></text:p>
      <text:p text:style-name="P24"><text:span text:style-name="T8">Programming Research Laboratory,</text:span><text:span text:style-name="T10"> Prague, CZ <text:s/></text:span><text:span text:style-name="T11">› <text:s/>Research Assistant</text:span><text:span text:style-name="T10"><text:tab/></text:span><text:bookmark-start text:name="OLE_LINK32"/><text:bookmark-start text:name="_Hlk161261095"/><text:span text:style-name="T11">Jan. 2024 – Sep. 2024</text:span><text:bookmark-end text:name="OLE_LINK32"/><text:bookmark-end text:name="_Hlk161261095"/></text:p>
      <text:list text:continue-numbering="true" text:style-name="WWNum31">
        <text:list-item>
          <text:p text:style-name="P10">Collaborated on the development of a new infrastructure for just-in-time compilation of the R programming language</text:p>
        </text:list-item>
        <text:list-item>
          <text:p text:style-name="P10">Aided in transition from C++ to a Java compile server, focusing specifically on RDS serialization</text:p>
        </text:list-item>
        <text:list-item>
          <text:p text:style-name="P10">After completion of RDS writer, integrated serialization system as a communication protocol between C++ frontend and Java backend, enabling comprehensive integration testing via package compilation</text:p>
        </text:list-item>
      </text:list>
      <text:p text:style-name="P28"><text:span text:style-name="T8">Minnetonka Research, </text:span><text:span text:style-name="T10">Minnetonka, MN <text:s/></text:span><text:span text:style-name="T11">› <text:s/>Independent Researcher</text:span><text:span text:style-name="T10"><text:tab/></text:span><text:span text:style-name="T14">Sept. 2022 - May 2023</text:span></text:p>
      <text:list text:style-name="WWNum22">
        <text:list-item>
          <text:p text:style-name="P13"><text:span text:style-name="T11">Project: </text:span><text:span text:style-name="T10">Improving sphere blending performance for fluid simulation applications using ray-marched rendering</text:span><text:bookmark-start text:name="OLE_LINK19"/><text:bookmark-start text:name="OLE_LINK18"/></text:p>
        </text:list-item>
        <text:list-item>
          <text:p text:style-name="P29"><text:span text:style-name="T11">Worked </text:span><text:bookmark-end text:name="OLE_LINK19"/><text:bookmark-end text:name="OLE_LINK18"/><text:span text:style-name="T11">with Vulkan to develop and optimize separate ray-marched and mesh rendering engines, utilizing a smooth-min distance field and a marching-cubes algorithm, respectively, for sphere blending and benchmarking relative performance</text:span></text:p>
        </text:list-item>
        <text:list-item>
          <text:p text:style-name="P18">Twin Cities Regional Science Fair: awarded blue ribbon (first place in Systems Software category), purple ribbon (advancement to State Science and Engineering Fair), and Stockholm Junior Water Prize</text:p>
        </text:list-item>
      </text:list>
      <text:p text:style-name="P27"><text:span text:style-name="T8">Other projects </text:span><text:span text:style-name="T10">(full list at github.com/breitnw)</text:span></text:p>
      <text:list xml:id="list164138528252290" text:continue-numbering="true" text:style-name="WWNum22">
        <text:list-item>
          <text:p text:style-name="P30"><text:bookmark-start text:name="OLE_LINK20"/><text:span text:style-name="T10">mndco11age.xyz</text:span><text:bookmark-end text:name="OLE_LINK20"/><text:span text:style-name="T10">:</text:span><text:span text:style-name="T11"> <text:tab/>Portfolio website and webserver; developed and deployed from scratch with OpenSSL and Rust</text:span></text:p>
        </text:list-item>
        <text:list-item>
          <text:p text:style-name="P30"><text:span text:style-name="T10">micromusic:</text:span><text:span text:style-name="T11"> <text:tab/>Apple Music miniplayer and queue manager, developed with Rust, C, AppleScript, and SDL2</text:span></text:p>
        </text:list-item>
        <text:list-item>
          <text:p text:style-name="P30"><text:span text:style-name="T10">rhyolite:</text:span><text:span text:style-name="T11"> <text:tab/>Vulkan-based mesh rendering engine, developed with Rust and GLSL</text:span></text:p>
        </text:list-item>
      </text:list>
      <text:p text:style-name="P19"/>
      <text:p text:style-name="P20"><text:bookmark-start text:name="OLE_LINK25"/><text:bookmark-start text:name="OLE_LINK26"/>EXTRACURRICULAR INVOLVEMENT</text:p>
      <text:p text:style-name="P25"><text:span text:style-name="T9">Evanston-Skokie School District 65 </text:span><text:span text:style-name="T7"><text:s/>› </text:span><text:span text:style-name="T4"><text:s/></text:span><text:span text:style-name="T5">Volunteer CS Educator<text:tab/>Jan. 2025 – Present </text:span></text:p>
      <text:list text:style-name="L1">
        <text:list-item>
          <text:p text:style-name="P21"><text:span text:style-name="T4">Teach weekly computer science class</text:span><text:span text:style-name="T6">es</text:span><text:span text:style-name="T4"> </text:span><text:span text:style-name="T6">to 5</text:span><text:span text:style-name="T2">th</text:span><text:span text:style-name="T6"> graders at</text:span><text:span text:style-name="T4"> Oakton Elementary School </text:span><text:span text:style-name="T6">as part of education research conducted by Northwestern’s TIDAL and tiilt labs</text:span></text:p>
        </text:list-item>
        <text:list-item>
          <text:p text:style-name="P22"><text:span text:style-name="T4">Introduce students to concepts such as loops, variables, and debugging while fostering self-expression through use of TunePad, a Python-based music production tool</text:span></text:p>
        </text:list-item>
      </text:list>
      <text:p text:style-name="P24"><text:span text:style-name="T8">StemOUT, </text:span><text:span text:style-name="T10">Boston, MA <text:s/></text:span><text:span text:style-name="T11">› <text:s/>Curriculum Developer</text:span><text:span text:style-name="T10"><text:tab/></text:span><text:span text:style-name="T11">Jan. 2024 – </text:span><text:span text:style-name="T12">Apr. 2024</text:span></text:p>
      <text:list text:continue-list="list164138528252290" text:style-name="WWNum22">
        <text:list-item>
          <text:p text:style-name="P11">Developed an educational curriculum for elementary (K-5) schoolers with the goal of “teaching AI without computers,” including interactive lessons on history, functions, and ethics. Taught this curriculum and others at public libraries. <text:s/></text:p>
        </text:list-item>
      </text:list>
      <text:p text:style-name="P24"><text:span text:style-name="T8">F</text:span><text:bookmark-end text:name="OLE_LINK26"/><text:bookmark-end text:name="OLE_LINK25"/><text:span text:style-name="T8">IRST Robotics Team 3082 </text:span><text:span text:style-name="T10"><text:s/></text:span><text:span text:style-name="T11">› <text:s/>Captain</text:span><text:span text:style-name="T10"><text:tab/></text:span><text:span text:style-name="T11">Sept. 2019 - May 2023</text:span></text:p>
      <text:list text:style-name="WWNum25">
        <text:list-item>
          <text:p text:style-name="P12">Oversaw electronics and programming subteams; led the development of an OpenCV-based stereoscopic vision system, physically-modeled robot simulation, Swerve drivetrain, inverse-multiplexed button board, and other subsystems</text:p>
        </text:list-item>
        <text:list-item>
          <text:p text:style-name="P12">Won Innovation in Control award, progressed to FRC World Championship during 2023 season</text:p>
        </text:list-item>
      </text:list>
      <text:p text:style-name="P26"><text:span text:style-name="T8">Other involvement: </text:span><text:span text:style-name="T11">Scouts BSA, Eagle Rank; Tonka Hacks Hackathon, 1</text:span><text:span text:style-name="T1">st</text:span><text:span text:style-name="T11"> place; National Honor Society; Symphonic Band</text:span><text:bookmark text:name="OLE_LINK31"/><text:bookmark text:name="OLE_LINK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Wingdings" svg:font-family="Wingdings" style:font-charset="x-symbol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游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true" style:font-name-asian="游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tyle="normal" fo:font-weight="normal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tyle="italic" style:font-style-asian="italic"/>
    </style:style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EB Garamond'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EB Garamond'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EB Garamond'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in" fo:margin-bottom="0.9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Breitling</meta:initial-creator>
    <meta:editing-cycles>13</meta:editing-cycles>
    <meta:creation-date>2024-03-14T02:33:00</meta:creation-date>
    <dc:date>2025-02-19T16:41:37.942844391</dc:date>
    <meta:editing-duration>PT43M1S</meta:editing-duration>
    <meta:generator>LibreOffice/24.2.7.2$Linux_AARCH64 LibreOffice_project/420$Build-2</meta:generator>
    <meta:document-statistic meta:table-count="1" meta:image-count="0" meta:object-count="0" meta:page-count="1" meta:paragraph-count="43" meta:word-count="637" meta:character-count="4600" meta:non-whitespace-character-count="3990"/>
    <meta:user-defined meta:name="AppVersion">16.0000</meta:user-defined>
    <meta:template xlink:type="simple" xlink:actuate="onRequest" xlink:title="Normal.dotm" xlink:href=""/>
  </office:meta>
</office:document-meta>
</file>